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7000000BB5F40D059239AA1A5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3.998cm" svg:x="3.328cm" svg:y="1.8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aa</text:p>
              </table:table-cell>
              <table:table-cell>
                <text:p>bbb</text:p>
              </table:table-cell>
              <table:table-cell>
                <text:p>ccc</text:p>
              </table:table-cell>
              <table:table-cell>
                <text:p>ddd</text:p>
              </table:table-cell>
              <table:table-cell>
                <text:p>eee</text:p>
              </table:table-cell>
            </table:table-row>
            <table:table-row table:style-name="ro2" table:default-cell-style-name="gray2">
              <table:table-cell>
                <text:p>111</text:p>
              </table:table-cell>
              <table:table-cell>
                <text:p>222</text:p>
              </table:table-cell>
              <table:table-cell>
                <text:p>s3cr3t</text:p>
              </table:table-cell>
              <table:table-cell>
                <text:p>444</text:p>
              </table:table-cell>
              <table:table-cell>
                <text:p>55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6.999cm" svg:height="4.509cm" svg:x="2.001cm" svg:y="8cm">
          <draw:image xlink:href="Pictures/10000000000002B7000000BB5F40D059239AA1A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1T12:00:14.716904307</meta:creation-date>
    <dc:date>2025-06-21T12:03:09.049165308</dc:date>
    <meta:editing-duration>PT2M54S</meta:editing-duration>
    <meta:editing-cycles>1</meta:editing-cycles>
    <meta:document-statistic meta:object-count="2"/>
    <meta:generator>LibreOffice/7.0.4.2$Linux_X86_64 LibreOffice_project/00$Build-2</meta:generator>
  </office:meta>
</office:document-meta>
</file>